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Verdana" fo:font-size="12pt" fo:font-style="normal" style:text-underline-style="none" fo:font-weight="normal" officeooo:rsid="0018e9f1" officeooo:paragraph-rsid="0018e9f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Verdana" fo:font-size="12pt" fo:font-style="normal" style:text-underline-style="none" fo:font-weight="normal" officeooo:rsid="0013eec4" officeooo:paragraph-rsid="0013eec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text-properties style:font-name="Verdana" fo:font-size="12pt" fo:font-style="normal" style:text-underline-style="none" fo:font-weight="normal" officeooo:rsid="001c2fcb" officeooo:paragraph-rsid="001c2f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margin-left="0.9846in" fo:margin-right="0in" fo:text-indent="-0.25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.4925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 style:master-page-name="">
      <style:paragraph-properties fo:margin-left="0.3118in" fo:margin-right="0in" fo:text-indent="0in" style:auto-text-indent="false" style:page-number="auto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0in" fo:text-indent="0in" style:auto-text-indent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3eec4"/>
    </style:style>
    <style:style style:name="T2" style:family="text">
      <style:text-properties officeooo:rsid="0018e9f1"/>
    </style:style>
    <style:style style:name="T3" style:family="text">
      <style:text-properties officeooo:rsid="001a5c1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S DE DICCIONARIS</text:p>
      <text:list xml:id="list849629239" text:style-name="L1">
        <text:list-header>
          <text:p text:style-name="P6"/>
        </text:list-header>
        <text:list-item>
          <text:p text:style-name="P7"><text:s/>Fes una funció que donat un diccionari i un valor, digui si aquest valor està o no en el diccionari.</text:p>
          <text:p text:style-name="P7"/>
        </text:list-item>
        <text:list-item>
          <text:p text:style-name="P7">Fes una funció que retorni una llista amb totes les claus d'un diccionari.</text:p>
          <text:p text:style-name="P7"/>
        </text:list-item>
        <text:list-item>
          <text:p text:style-name="P7">Fes una funció que ens retorni una llista amb tots els valors d'un diccionari. Si un valor està repetit, només ha de sortir una vegada. </text:p>
          <text:p text:style-name="P7"/>
        </text:list-item>
        <text:list-item>
          <text:p text:style-name="P7"><text:s/>Fes un <text:span text:style-name="T3">programa</text:span> que dibuixi un histograma horitzontal d'un diccionari amb els valors numèrics. <text:span text:style-name="T3">Valora si val la pena fer una funció que faci un histograma d’un diccionari o no. Tingues en compte l’ordre a l’hora de mostrar l’histograma en el moment de decidir si cal o no una funció.</text:span></text:p>
          <text:p text:style-name="P7"/>
        </text:list-item>
        <text:list-item>
          <text:p text:style-name="P7">Fes una funció que tradueixi una data en format numèric de la següent manera: 01/01/2010 <text:s/>--&gt; 1 de gener de 2010, i una altra en sentit contrari <text:span text:style-name="T3">(si ho fas en català, pots posar ‘de abril’ i andando).</text:span></text:p>
          <text:p text:style-name="P7"/>
        </text:list-item>
        <text:list-item>
          <text:p text:style-name="P7">Escriu un programa que rebi per l'entrada estàndard una frase qualsevol (ja veurem més endavant com rebre 'textos') i mostri un histograma de freqüències de les longituds.</text:p>
          <text:p text:style-name="P7"/>
        </text:list-item>
        <text:list-item>
          <text:p text:style-name="P7"><text:s/>Dissenya un programa que rebi per paràmetre una frase qualsevol (per entrada standard) i compti quantes vegades surt cada una de les vocals. Dissenya'n un altre que per cada caràcter donat compti les vegades que surt. </text:p>
          <text:p text:style-name="P7">Presenta els resultats de les següents maneres:</text:p>
        </text:list-item>
      </text:list>
      <text:list xml:id="list186441997" text:style-name="L2">
        <text:list-item>
          <text:p text:style-name="P11">Mostrant el diccionari directament</text:p>
        </text:list-item>
        <text:list-item>
          <text:p text:style-name="P8">Mostrant el diccionari 'maco':</text:p>
          <text:p text:style-name="P13">clau: a<text:tab/>valor: 8</text:p>
          <text:p text:style-name="P13">clau: u<text:tab/>valor: 3</text:p>
        </text:list-item>
      </text:list>
      <text:list xml:id="list141252343674625" text:continue-list="list849629239" text:style-name="L1">
        <text:list-header>
          <text:p text:style-name="P12"/>
        </text:list-header>
        <text:list-item>
          <text:p text:style-name="P7">Fes un programa que compti les repeticions de les paraules que surten en una frase .</text:p>
          <text:p text:style-name="P7">Per exemple, per la següent cadena: </text:p>
          <text:p text:style-name="P7">cadena="hola hola tres cadena tres tres" </text:p>
          <text:p text:style-name="P7">Hem de generar el següent diccionari </text:p>
          <text:p text:style-name="P7">d={"hola":2,"tres":3,"cadena":1} </text:p>
          <text:p text:style-name="P7"/>
          <text:p text:style-name="P14">El programa ha de rebre una frase per entrada estàndard i fer: </text:p>
          <text:p text:style-name="P14">a) Llistar les paraules </text:p>
          <text:p text:style-name="P14">b) Llistar el nombre d'ocurrències per cada paraula </text:p>
          <text:p text:style-name="P14">c) Comptar el nombre de paraules diferents que té la frase</text:p>
          <text:p text:style-name="P14">d) Comptar el nombre de paraules totals de la frase</text:p>
        </text:list-item>
      </text:list>
      <text:p text:style-name="P4">e) Mostrar les paraules i les seves ocurrències, però ordenades segons les vegades que han sortit (creant la llista).</text:p>
      <text:p text:style-name="P4"/>
      <text:list xml:id="list141251066524113" text:continue-numbering="true" text:style-name="L1">
        <text:list-item>
          <text:p text:style-name="P7">Volem fer un programa que ens compti la quantitat d'alumnes nascuts en cada any i en mostri l'histograma. </text:p>
          <text:p text:style-name="P7">Per fer-lo, entrarem per argument les dates de naixement de cada alumne, crearem un diccionari que per cada any compti el nombre d'aniversaris i en farem un histograma, <text:s/>que volem que estigui ordenat cronològicament.</text:p>
          <text:p text:style-name="P15"><text:soft-page-break/></text:p>
          <text:p text:style-name="P7">Abans de començar, investiguem el sort. Suposa que tenim la següent llista:</text:p>
          <text:p text:style-name="P7">aniversaris = = ['19/02/2000', '02/03/1984', '24/13/1987', '01/01/2013', '02/02/2000', '02/01/2000', '23/01/1984']</text:p>
          <text:p text:style-name="P7"/>
        </text:list-item>
      </text:list>
      <text:list xml:id="list3571147174" text:style-name="L3">
        <text:list-item>
          <text:p text:style-name="P9">Fes a ma el que vols que faci el programa.</text:p>
        </text:list-item>
        <text:list-item>
          <text:p text:style-name="P9">Ordena-la utilitzant el sort sense paràmetres. Què fa?</text:p>
        </text:list-item>
        <text:list-item>
          <text:p text:style-name="P9">Ordena-la cronològicament. (no et servirà per fer el programa, però ho has de saber)</text:p>
        </text:list-item>
        <text:list-item>
          <text:p text:style-name="P9">Fes el refinament.</text:p>
        </text:list-item>
        <text:list-item>
          <text:p text:style-name="P9">Fes el programa. </text:p>
        </text:list-item>
        <text:list-item>
          <text:p text:style-name="P9">Ara fes el mateix programa, però amb l'histograma ordenat per la quantitat d'alumnes de cada any. </text:p>
          <text:p text:style-name="P9"/>
        </text:list-item>
      </text:list>
      <text:list xml:id="list141251847738490" text:continue-list="list141251066524113" text:style-name="L1">
        <text:list-header>
          <text:p text:style-name="P16"/>
        </text:list-header>
        <text:list-item>
          <text:p text:style-name="P16">(Llista de llistes)</text:p>
          <text:p text:style-name="P7">Crear una llista de llistes per 5 alumnes, de notes on guardarem les 4 notes entre el 0 i 10 dels parcials del primer trimestre. </text:p>
          <text:p text:style-name="P7">Podem introduir notes amb decimals. </text:p>
          <text:p text:style-name="P7"><text:tab/>a) Crear la llista </text:p>
          <text:p text:style-name="P7"><text:tab/>b) Agafar la llista notes i afegir una nova columna amb la mitja aritmètica de les 4 notes, serà la nota final. </text:p>
          <text:p text:style-name="P7"><text:tab/>c) Calcular la mitja aritmètica de cada examen. </text:p>
          <text:p text:style-name="P7"><text:tab/><text:tab/>Examen 1 : 5.3 </text:p>
          <text:p text:style-name="P7"><text:tab/><text:tab/>Examen 2 : 3.2 </text:p>
          <text:p text:style-name="P7"><text:tab/><text:tab/>Examen 3 : 6.2 </text:p>
          <text:p text:style-name="P7"><text:tab/><text:tab/>Examen 4 : 7.2 </text:p>
          <text:p text:style-name="P7"><text:tab/><text:tab/>Nota Final : 6 </text:p>
          <text:p text:style-name="P10">Fes un diccionari en que la clau sigui el nom de l'alumne (nom i cognom), i el valor aquesta llista</text:p>
        </text:list-item>
      </text:list>
      <text:p text:style-name="P2"/>
      <text:p text:style-name="P3">11. Fes una diccionari amb 5 alumnes, on tinguis el nom, el cognom I una llista amb les notes dels examens (com en l'exercici 11).</text:p>
      <text:p text:style-name="P3">Mostra els resultats amb els cognoms ordenats alfabèticament.</text:p>
      <text:p text:style-name="P3">Mostra els resultats ordenats segons la nota final</text:p>
      <text:p text:style-name="P3"/>
      <text:p text:style-name="P5"><text:span text:style-name="T2">12.</text:span> (sort) Fes una llista de da<text:span text:style-name="T1">t</text:span>es vàlides i ordena-la en ordre cronològic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acots </meta:initial-creator>
    <meta:creation-date>2010-03-23T13:51:48</meta:creation-date>
    <dc:date>2020-05-14T14:12:50.646535453</dc:date>
    <meta:editing-cycles>38</meta:editing-cycles>
    <meta:editing-duration>P1DT5H16M53S</meta:editing-duration>
    <meta:document-statistic meta:table-count="0" meta:image-count="0" meta:object-count="0" meta:page-count="2" meta:paragraph-count="51" meta:word-count="645" meta:character-count="3669" meta:non-whitespace-character-count="3056"/>
    <meta:user-defined meta:name="Info 1"/>
    <meta:user-defined meta:name="Info 2"/>
    <meta:user-defined meta:name="Info 3"/>
    <meta:user-defined meta:name="Info 4"/>
  </office:meta>
</office:document-meta>
</file>